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1a288" officeooo:paragraph-rsid="0001a288" style:font-weight-asian="bold" style:font-weight-complex="bold"/>
    </style:style>
    <style:style style:name="P2" style:family="paragraph" style:parent-style-name="Standard">
      <style:text-properties style:font-name="Noto Mono" fo:font-size="13pt" officeooo:rsid="0001a288" officeooo:paragraph-rsid="0001a288" style:font-size-asian="13pt" style:font-size-complex="13pt"/>
    </style:style>
    <style:style style:name="P3" style:family="paragraph" style:parent-style-name="Standard">
      <style:text-properties fo:color="#ce181e" style:font-name="Padauk Book" fo:font-size="13pt" fo:font-style="italic" style:text-underline-style="solid" style:text-underline-width="auto" style:text-underline-color="font-color" fo:font-weight="bold" officeooo:rsid="000432b0" officeooo:paragraph-rsid="000432b0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 style:list-style-name="L1">
      <style:text-properties style:use-window-font-color="true" style:font-name="Noto Mono" fo:font-size="13pt" officeooo:rsid="0001a288" officeooo:paragraph-rsid="0001a288" style:font-size-asian="13pt" style:font-size-complex="13pt"/>
    </style:style>
    <style:style style:name="P5" style:family="paragraph" style:parent-style-name="Standard">
      <style:text-properties style:use-window-font-color="true" style:font-name="Padauk Book" fo:font-size="13pt" fo:font-style="normal" style:text-underline-style="none" fo:font-weight="normal" officeooo:rsid="00064db9" officeooo:paragraph-rsid="00064db9" style:font-size-asian="13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 style:list-style-name="L1">
      <style:text-properties style:font-name="Noto Mono" fo:font-size="13pt" officeooo:rsid="0001a288" officeooo:paragraph-rsid="0001a288" style:font-size-asian="13pt" style:font-size-complex="13pt"/>
    </style:style>
    <style:style style:name="T1" style:family="text">
      <style:text-properties officeooo:rsid="000432b0"/>
    </style:style>
    <style:style style:name="T2" style:family="text">
      <style:text-properties style:use-window-font-color="true"/>
    </style:style>
    <style:style style:name="T3" style:family="text">
      <style:text-properties style:use-window-font-color="true" fo:font-weight="bold" style:font-weight-asian="bold" style:font-weight-complex="bold"/>
    </style:style>
    <style:style style:name="T4" style:family="text">
      <style:text-properties style:use-window-font-color="true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color="#ce181e"/>
    </style:style>
    <style:style style:name="T6" style:family="text">
      <style:text-properties style:font-name="Noto Mono" officeooo:rsid="0001a288"/>
    </style:style>
    <style:style style:name="T7" style:family="text">
      <style:text-properties style:font-name="Padauk Book"/>
    </style:style>
    <style:style style:name="T8" style:family="text">
      <style:text-properties style:font-name="Padauk Book" officeooo:rsid="0001a28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150142051" text:style-name="L1">
        <text:list-item>
          <text:p text:style-name="P4">Tell me whether the electrician repaired the faulty alarm or not?</text:p>
        </text:list-item>
        <text:list-item>
          <text:p text:style-name="P4">Tell me whether the Red Cross Society <text:s/>were the first rescue team to arrive at the scene or not?</text:p>
        </text:list-item>
        <text:list-item>
          <text:p text:style-name="P4">Tell me whether the fire brigade have enough water in their tanks or not?</text:p>
        </text:list-item>
        <text:list-item>
          <text:p text:style-name="P4">Tell me where it is the season <text:s/>for floods in this area or not?</text:p>
        </text:list-item>
        <text:list-item>
          <text:p text:style-name="P4">Tell me where the disaster was fatal or not?</text:p>
        </text:list-item>
        <text:list-item>
          <text:p text:style-name="P4">Tell me where the lifesavers rescue a lot of lives or not?</text:p>
        </text:list-item>
        <text:list-item>
          <text:p text:style-name="P4">Tell me whether the Intensive Care Unit full of patients or not? </text:p>
        </text:list-item>
        <text:list-item>
          <text:p text:style-name="P4">Tell me whether you were able to evacuate everybody or not?</text:p>
        </text:list-item>
        <text:list-item>
          <text:p text:style-name="P6">Tell me whether <text:span text:style-name="T1">they</text:span> bury chief terrorist or not?</text:p>
        </text:list-item>
        <text:list-item>
          <text:p text:style-name="P6">Tell me whether the building restored after the earthquake or not?</text:p>
        </text:list-item>
      </text:list>
      <text:p text:style-name="P2"/>
      <text:p text:style-name="P3">Correction</text:p>
      <text:p text:style-name="P5">4. Tell me whether it is the season for floods in this area or not?</text:p>
      <text:p text:style-name="P5">5. <text:span text:style-name="T8">Tell me whe</text:span><text:span text:style-name="T7">ther </text:span><text:span text:style-name="T8">the disaster was fatal or not?</text:span></text:p>
      <text:p text:style-name="P5"><text:span text:style-name="T8">6. Tell me where the lifesavers rescue a lot of lives or not?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Mono" svg:font-family="'Noto Mono'" style:font-pitch="fixed"/>
    <style:font-face style:name="Padauk Book" svg:font-family="'Padauk Boo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1a288" officeooo:paragraph-rsid="0001a288" style:font-weight-asian="bold" style:font-weight-complex="bol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SLE PG 84 USE OF WHETHER AND OR NOT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5:09:08.424999269</meta:creation-date>
    <dc:date>2020-06-10T18:26:20.325512688</dc:date>
    <meta:editing-duration>PT16M1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0" meta:character-count="882" meta:non-whitespace-character-count="723"/>
  </office:meta>
</office:document-meta>
</file>